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" draw:marker-end="Linienende_20_1" draw:textarea-horizontal-align="center"/>
    </style:style>
    <style:style style:name="gr4" style:family="graphic" style:parent-style-name="standard">
      <style:graphic-properties draw:marker-end="Linienende_20_1" draw:textarea-horizontal-align="center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marker-end="Arrow" draw:fill="none" draw:fill-color="#ffffff" fo:min-height="0.25cm"/>
    </style:style>
    <style:style style:name="gr7" style:family="graphic" style:parent-style-name="standard">
      <style:graphic-properties draw:marker-end="Linienende_20_2" draw:textarea-horizontal-align="center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25cm" svg:height="0.5cm" svg:x="4.635cm" svg:y="2.885cm">
          <text:p text:style-name="P1"><text:span text:style-name="T1">/ppi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4" draw:id="id3" draw:layer="layout" svg:width="1.25cm" svg:height="0.5cm" svg:x="8.885cm" svg:y="2.885cm">
          <text:p text:style-name="P3">/ppi2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4" draw:layer="layout" svg:x1="5.885cm" svg:y1="3.134cm" svg:x2="6.636cm" svg:y2="3.635cm" draw:start-shape="id1" draw:start-glue-point="7" draw:end-shape="id2" draw:end-glue-point="4">
          <text:p text:style-name="P6"/>
        </draw:connector>
        <draw:custom-shape draw:style-name="gr1" draw:text-style-name="P5" draw:id="id2" draw:layer="layout" svg:width="4.5cm" svg:height="1cm" svg:x="5.13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3"><text:span text:style-name="T2">Master.Transport.P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8.885cm" svg:y1="3.134cm" svg:x2="8.134cm" svg:y2="3.635cm" draw:start-shape="id3" draw:start-glue-point="5" draw:end-shape="id2" draw:end-glue-point="7">
          <text:p text:style-name="P6"/>
        </draw:connector>
        <draw:frame draw:style-name="gr5" draw:text-style-name="P6" draw:layer="layout" svg:width="0.75cm" svg:height="0.569cm" svg:x="5.885cm" svg:y="3.066cm">
          <draw:text-box>
            <text:p text:style-name="P6">1</text:p>
          </draw:text-box>
        </draw:frame>
        <draw:frame draw:style-name="gr6" draw:text-style-name="P6" draw:layer="layout" svg:width="0.75cm" svg:height="0.569cm" svg:x="8.135cm" svg:y="3.066cm">
          <draw:text-box>
            <text:p text:style-name="P6">2</text:p>
          </draw:text-box>
        </draw:frame>
        <draw:custom-shape draw:style-name="gr1" draw:text-style-name="P5" draw:id="id4" draw:layer="layout" svg:width="4.5cm" svg:height="1cm" svg:x="5.135cm" svg:y="5.38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3"><text:span text:style-name="T2">Master.Interface.Uni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385cm" svg:y1="4.635cm" svg:x2="7.385cm" svg:y2="5.385cm" draw:start-shape="id2" draw:start-glue-point="2" draw:end-shape="id4" draw:end-glue-point="0">
          <text:p text:style-name="P6"/>
        </draw:connector>
        <draw:frame draw:style-name="gr8" draw:text-style-name="P6" draw:layer="layout" svg:width="1cm" svg:height="0.569cm" svg:x="7.385cm" svg:y="4.816cm">
          <draw:text-box>
            <text:p text:style-name="P6">-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3:45:45</dc:date>
    <dc:language>de-DE</dc:language>
    <meta:editing-cycles>7</meta:editing-cycles>
    <meta:editing-duration>PT51M37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